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Courier New" svg:font-family="'Courier New', monospace"/>
    <style:font-face style:name="Times New Roman" svg:font-family="'Times New Roman', serif"/>
    <style:font-face style:name="Times" svg:font-family="Times, serif"/>
    <style:font-face style:name="FreeSans1" svg:font-family="FreeSans" style:font-family-generic="swiss"/>
    <style:font-face style:name="Liberation Sans Unicode MS" svg:font-family="'Liberation Sans Unicode M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 style:master-page-name="">
      <style:table-properties style:width="4.1951in" fo:margin-left="0.0146in" style:page-number="auto" table:align="left" style:shadow="none" style:may-break-between-rows="true" table:border-model="collapsing"/>
    </style:style>
    <style:style style:name="Table1.A" style:family="table-column">
      <style:table-column-properties style:column-width="1.9375in"/>
    </style:style>
    <style:style style:name="Table1.B" style:family="table-column">
      <style:table-column-properties style:column-width="2.2576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style:vertical-align="middle"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orizontal_20_Line" style:master-page-name="HTML">
      <style:paragraph-properties style:page-number="auto"/>
    </style:style>
    <style:style style:name="P2" style:family="paragraph" style:parent-style-name="Preformatted_20_Text" style:list-style-name="L2">
      <style:paragraph-properties fo:margin-top="0in" fo:margin-bottom="0.1965in" style:contextual-spacing="false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Text_20_body" style:list-style-name="L4"/>
    <style:style style:name="P8" style:family="paragraph" style:parent-style-name="Text_20_body" style:list-style-name="L5"/>
    <style:style style:name="P9" style:family="paragraph" style:parent-style-name="Text_20_body" style:list-style-name="L6"/>
    <style:style style:name="P10" style:family="paragraph" style:parent-style-name="Text_20_body" style:list-style-name="L7"/>
    <style:style style:name="P11" style:family="paragraph" style:parent-style-name="Text_20_body" style:list-style-name="L1">
      <style:paragraph-properties fo:margin-top="0in" fo:margin-bottom="0in" style:contextual-spacing="false"/>
    </style:style>
    <style:style style:name="P12" style:family="paragraph" style:parent-style-name="Text_20_body" style:list-style-name="L3">
      <style:paragraph-properties fo:margin-top="0in" fo:margin-bottom="0in" style:contextual-spacing="false"/>
    </style:style>
    <style:style style:name="P13" style:family="paragraph" style:parent-style-name="Text_20_body" style:list-style-name="L4">
      <style:paragraph-properties fo:margin-top="0in" fo:margin-bottom="0in" style:contextual-spacing="false"/>
    </style:style>
    <style:style style:name="P14" style:family="paragraph" style:parent-style-name="Text_20_body" style:list-style-name="L5">
      <style:paragraph-properties fo:margin-top="0in" fo:margin-bottom="0in" style:contextual-spacing="false"/>
    </style:style>
    <style:style style:name="P15" style:family="paragraph" style:parent-style-name="Text_20_body" style:list-style-name="L6">
      <style:paragraph-properties fo:margin-top="0in" fo:margin-bottom="0in" style:contextual-spacing="false"/>
    </style:style>
    <style:style style:name="P16" style:family="paragraph" style:parent-style-name="Text_20_body" style:list-style-name="L7">
      <style:paragraph-properties fo:margin-top="0in" fo:margin-bottom="0in" style:contextual-spacing="false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Horizontal_20_Line"/>
      <text:p text:style-name="Heading_20_1"><text:bookmark text:name="example-outline---create-docs"/>Example Outline - Create Docs</text:p>
      <text:p text:style-name="Text_20_body">This is an example of using emacs org-mode to create documents.</text:p>
      <text:p text:style-name="Text_20_body">It is a good starting point for large documents. It can be easily converted to html for reviews.</text:p>
      <text:p text:style-name="Text_20_body">Once things look good, the html file can be converted to a libreoffice odt (write) file. After that conversion, you'll continue work only with the odt file, to format the final document.</text:p>
      <text:p text:style-name="Horizontal_20_Line"/>
      <text:h text:style-name="Heading_20_2" text:outline-level="2"><text:bookmark text:name="tips"/>Tips</text:h>
      <text:h text:style-name="Heading_20_3" text:outline-level="3"><text:bookmark text:name="org-mode-tips"/>org-mode tips</text:h>
      <text:p text:style-name="Text_20_body">For help with emacs org-mode see: <text:a xlink:type="simple" xlink:href="https://orgmode.org/manuals.html" text:style-name="Internet_20_link" text:visited-style-name="Visited_20_Internet_20_Link">https://orgmode.org/manuals.html</text:a></text:p>
      <text:list xml:id="list282661500" text:style-name="L1">
        <text:list-item>
          <text:p text:style-name="P11">Use a '-' at the beginning of blocks of text, so the blocks can be collapsed with TAB. The html conversion will remove the '-' and treat it as a paragraph (not a list item). </text:p>
        </text:list-item>
        <text:list-item>
          <text:p text:style-name="P11">If you want a text block to be a bullet list item, prefix it with a '+' </text:p>
        </text:list-item>
        <text:list-item>
          <text:p text:style-name="P11">Use '* ', '** ', or '<text:span text:style-name="Strong_20_Emphasis">*</text:span> ', at the beginning of section. TAB will expand/collapse the sections. You can used more '*', but only the first 3 levels will be converted to HTML h1, h2, etc tags. </text:p>
        </text:list-item>
        <text:list-item>
          <text:p text:style-name="P11">'&lt;' and '&gt;' characers will be preserved in the HTML output, so can use HTML for some formatting. </text:p>
        </text:list-item>
        <text:list-item>
          <text:p text:style-name="P4">Do try the table creation mode in org-mode. It is quick and easy for simple tables. </text:p>
        </text:list-item>
      </text:list>
      <text:h text:style-name="Heading_20_3" text:outline-level="3"><text:bookmark text:name="html-tips"/>HTML tips</text:h>
      <text:list xml:id="list435567316" text:style-name="L2">
        <text:list-item>
          <text:p text:style-name="P5">Use css to control the formatting.</text:p>
        </text:list-item>
        <text:list-item>
          <text:p text:style-name="P5">Convert the file to HTML with pandoc. A sed script is used to fix up things before converting. Use: bib to do the conversion. For example:</text:p>
          <text:p text:style-name="P2"><text:s/>bib example-outline.html </text:p>
        </text:list-item>
      </text:list>
      <text:h text:style-name="Heading_20_3" text:outline-level="3"><text:bookmark text:name="biblography-tips"/>biblography tips</text:h>
      <text:list xml:id="list2186721964" text:style-name="L3">
        <text:list-item>
          <text:p text:style-name="P12">biblio.txt </text:p>
        </text:list-item>
        <text:list-item>
          <text:p text:style-name="P12">biblio-note.txt </text:p>
        </text:list-item>
        <text:list-item>
          <text:p text:style-name="P12">Libre-Bib app </text:p>
        </text:list-item>
        <text:list-item>
          <text:p text:style-name="P6">LibraryThing </text:p>
        </text:list-item>
      </text:list>
      <text:h text:style-name="Heading_20_3" text:outline-level="3"><text:bookmark text:name="libreoffice-write"/>Libreoffice Write</text:h>
      <text:list xml:id="list1552858997" text:style-name="L4">
        <text:list-item>
          <text:p text:style-name="P13">Only use "styles" to make formatting changes to text in a docuument. Select the desired text, then select the style. </text:p>
        </text:list-item>
        <text:list-item>
          <text:p text:style-name="P13">Use the style tool to modify the style of your page, paragraphs, and characters. </text:p>
        </text:list-item>
        <text:list-item>
          <text:p text:style-name="P7"><text:soft-page-break/>Need some special formatting, make up a your own style, under a similar style. Never make a manual change to the text. </text:p>
        </text:list-item>
      </text:list>
      <text:p text:style-name="Horizontal_20_Line"/>
      <text:h text:style-name="Heading_20_2" text:outline-level="2"><text:bookmark text:name="the-full-process"/>The full process</text:h>
      <text:h text:style-name="Heading_20_3" text:outline-level="3"><text:bookmark text:name="org-doc-file"/>Org Doc File</text:h>
      <text:list xml:id="list3076011504" text:style-name="L5">
        <text:list-item>
          <text:p text:style-name="P14">edit things with: emacs FILE.org (adding {REF} tags as desired) </text:p>
        </text:list-item>
        <text:list-item>
          <text:p text:style-name="P14">Create HTML file: bib FILE.html </text:p>
        </text:list-item>
        <text:list-item>
          <text:p text:style-name="P14">Create write file: bib FILE.odt </text:p>
        </text:list-item>
        <text:list-item>
          <text:p text:style-name="P8">Now only edit FILE.odt </text:p>
        </text:list-item>
      </text:list>
      <text:h text:style-name="Heading_20_3" text:outline-level="3"><text:bookmark text:name="biblio.txt-file"/>biblio.txt File</text:h>
      <text:list xml:id="list1191521970" text:style-name="L6">
        <text:list-item>
          <text:p text:style-name="P15">Edit biblio.txt with references "Id:" is the most important tag. </text:p>
        </text:list-item>
        <text:list-item>
          <text:p text:style-name="P15">Import biblio.txt: bib import-lo </text:p>
        </text:list-item>
        <text:list-item>
          <text:p text:style-name="P15">Import librarything.tsv: bib import-lib </text:p>
        </text:list-item>
        <text:list-item>
          <text:p text:style-name="P15">Update lo table with lib table: bib update-lo </text:p>
        </text:list-item>
        <text:list-item>
          <text:p text:style-name="P9">Export a new biblio.txt file with lib changes: bib export-lo </text:p>
        </text:list-item>
      </text:list>
      <text:h text:style-name="Heading_20_3" text:outline-level="3"><text:bookmark text:name="libreoffice-write-1"/>Libreoffice Write</text:h>
      <text:list xml:id="list491357581" text:style-name="L7">
        <text:list-item>
          <text:p text:style-name="P16">Run libreoffice and attach to the bib DB (see libre-bib manual) </text:p>
        </text:list-item>
        <text:list-item>
          <text:p text:style-name="P16">Use the EndNote character style to format the {REF} tags (But do not manually apply that style!) </text:p>
        </text:list-item>
        <text:list-item>
          <text:p text:style-name="P16">Use bib to update all new {REF}s from the DB: bib bib-new </text:p>
        </text:list-item>
        <text:list-item>
          <text:p text:style-name="P16">If the DB has changed, update the {REF}s: bib bib-update </text:p>
        </text:list-item>
        <text:list-item>
          <text:p text:style-name="P16">Create the Bibliography at the end of doc </text:p>
        </text:list-item>
        <text:list-item>
          <text:p text:style-name="P10">Edit the Biblio style for each of REF types used. </text:p>
        </text:list-item>
      </text:list>
      <text:p text:style-name="Horizontal_20_Line"/>
      <text:h text:style-name="Heading_20_2" text:outline-level="2"><text:bookmark text:name="examples"/>Examples</text:h>
      <text:h text:style-name="Heading_20_3" text:outline-level="3"><text:bookmark text:name="bullet-lists"/>Bullet lists</text:h>
      <text:p text:style-name="Text_20_body">See the earler part of this doc for examples. Look for '+' at beginning of the lines</text:p>
      <text:h text:style-name="Heading_20_3" text:outline-level="3"><text:bookmark text:name="tables"/>Tables</text:h>
      <text:p text:style-name="Text_20_body">This is a simple table. Start with a '|', Head1 , '|', Head2, '|', TAB Go to the new line with '|'s, backkup and make a '|-' at the beginning, then TAB. Now the heading part is defined. Continue with puting text between the bars, hitting TAB when you are done with a row.</text:p>
      <table:table table:name="Table1" table:style-name="Table1" table:template-name="Default Style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Table_20_Heading">Head1</text:p>
          </table:table-cell>
          <table:table-cell table:style-name="Table1.B1" office:value-type="string">
            <text:p text:style-name="Table_20_Heading">Head1</text:p>
          </table:table-cell>
        </table:table-row>
        <table:table-row table:style-name="TableLine94760609930480">
          <table:table-cell table:style-name="Table1.A2" office:value-type="string">
            <text:p text:style-name="P3">row1 item</text:p>
          </table:table-cell>
          <table:table-cell table:style-name="Table1.B2" office:value-type="string">
            <text:p text:style-name="P3">row2 item</text:p>
          </table:table-cell>
        </table:table-row>
        <text:soft-page-break/>
        <table:table-row table:style-name="TableLine94760609892592">
          <table:table-cell table:style-name="Table1.A2" office:value-type="string">
            <text:p text:style-name="P3">what if it is a really long line</text:p>
          </table:table-cell>
          <table:table-cell table:style-name="Table1.B2" office:value-type="string">
            <text:p text:style-name="P3">It will scale to fit</text:p>
          </table:table-cell>
        </table:table-row>
        <table:table-row table:style-name="TableLine94760609891520"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P3">And the css can do the wrapping</text:p>
          </table:table-cell>
        </table:table-row>
      </table:table>
      <text:h text:style-name="Heading_20_3" text:outline-level="3"><text:bookmark text:name="block-quotes"/>Block quotes</text:h>
      <text:p text:style-name="Text_20_body">Simply use the blockquote tag. And add the {REF} after the quote.</text:p>
      <text:p text:style-name="Quotations">ssara df sda fdsa sf dsa fads{eisenstein-12}</text:p>
      <text:h text:style-name="Heading_20_3" text:outline-level="3"><text:bookmark text:name="cites-inline"/>Cites inline</text:h>
      <text:p text:style-name="Text_20_body">Citations can also be used inline.{eisenstein-10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Courier New" svg:font-family="'Courier New', monospace"/>
    <style:font-face style:name="Times New Roman" svg:font-family="'Times New Roman', serif"/>
    <style:font-face style:name="Times" svg:font-family="Times, serif"/>
    <style:font-face style:name="FreeSans1" svg:font-family="FreeSans" style:font-family-generic="swiss"/>
    <style:font-face style:name="Liberation Sans Unicode MS" svg:font-family="'Liberation Sans Unicode M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WenQuanYi Micro Hei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style:use-window-font-color="true" loext:opacity="0%" style:font-name="Liberation Serif" fo:font-size="12pt" fo:language="en" fo:country="US" style:font-name-asian="WenQuanYi Micro Hei" style:font-size-asian="12pt" style:language-asian="zh" style:country-asian="CN" style:font-name-complex="FreeSans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fo:color="#000000" loext:opacity="100%" style:font-name="Times" fo:font-family="Times, serif" style:font-name-asian="Times" style:font-family-asian="Times, serif" style:font-name-complex="Times" style:font-family-complex="Times, serif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/>
      <style:text-properties fo:font-size="6pt"/>
    </style:style>
    <style:style style:name="Text_20_body" style:display-name="Text body" style:family="paragraph" style:parent-style-name="Standard" style:class="text">
      <style:paragraph-properties fo:margin-top="0in" fo:margin-bottom="0.1965in" style:contextual-spacing="false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 style:master-page-name="">
      <style:paragraph-properties fo:text-align="start" style:justify-single-word="false" fo:keep-together="always" style:page-number="auto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1665in" fo:margin-bottom="0.1965in" style:contextual-spacing="false" fo:keep-with-next="always"/>
      <style:text-properties style:font-name="Liberation Sans" fo:font-family="'Liberation Sans'" style:font-family-generic="swiss" style:font-pitch="variable" fo:font-size="14pt" style:font-size-asian="14pt" style:font-size-complex="14pt"/>
    </style:style>
    <style:style style:name="Heading_20_1" style:display-name="Heading 1" style:family="paragraph" style:parent-style-name="Heading" style:next-style-name="Text_20_body" style:class="text">
      <style:text-properties style:font-name="Liberation Sans Unicode MS" fo:font-family="'Liberation Sans Unicode MS'" style:font-pitch="variable" fo:font-size="24pt" fo:font-weight="bold" style:font-size-asian="22pt" style:font-weight-asian="bold" style:font-size-complex="22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 fo:line-height="100%"/>
      <style:text-properties style:font-name="Courier New" fo:font-family="'Courier New', monospace" fo:font-size="10pt" style:font-name-asian="Courier New" style:font-family-asian="'Courier New', monospace" style:font-size-asian="10pt" style:font-name-complex="Courier New" style:font-family-complex="'Courier New', monospace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align="start" style:justify-single-word="false" fo:text-indent="0in" style:auto-text-indent="false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align="start" style:justify-single-word="false" fo:text-indent="0in" style:auto-text-indent="false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align="start" style:justify-single-word="false" fo:text-indent="0in" style:auto-text-indent="false"/>
      <style:text-properties style:font-name="Times New Roman" fo:font-family="'Times New Roman', serif" fo:font-style="italic" style:font-name-asian="Times New Roman" style:font-family-asian="'Times New Roman', serif" style:font-style-asian="italic" style:font-name-complex="Times New Roman" style:font-family-complex="'Times New Roman', serif" style:font-style-complex="italic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WenQuanYi Micro Hei" style:font-family-asian="'WenQuanYi Micro Hei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WenQuanYi Micro Hei" style:font-family-asian="'WenQuanYi Micro Hei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weight-asian="bold" style:font-weight-complex="bold"/>
    </style:style>
    <style:style style:name="Text_20_body_20_indent" style:display-name="Text body indent" style:family="paragraph" style:parent-style-name="Text_20_body" style:class="text" style:master-page-name="">
      <style:paragraph-properties fo:margin-left="0.1799in" fo:margin-right="0in" fo:text-align="start" style:justify-single-word="false" fo:keep-together="always" fo:text-indent="0in" style:auto-text-indent="false" style:page-number="auto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in" style:wrap="none" style:vertical-pos="middle" style:vertical-rel="li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ffffff" draw:opacity="100%" draw:background-size="full"/>
    </style:style>
  </office:automatic-styles>
  <office:master-styles>
    <style:master-page style:name="Standard" style:page-layout-name="Mpm1"/>
    <style:master-page style:name="Endnote" style:page-layout-name="Mpm2"/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Example Outline - Create Docs</dc:title>
    <meta:generator>LibreOffice/7.0.4.2$Linux_X86_64 LibreOffice_project/00$Build-2</meta:generator>
    <dc:date>2023-05-16T14:27:11.068121976</dc:date>
    <meta:editing-duration>PT6M42S</meta:editing-duration>
    <meta:editing-cycles>1</meta:editing-cycles>
    <meta:document-statistic meta:table-count="1" meta:image-count="0" meta:object-count="0" meta:page-count="3" meta:paragraph-count="61" meta:word-count="599" meta:character-count="3212" meta:non-whitespace-character-count="2675"/>
  </office:meta>
</office:document-meta>
</file>